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b3c7" officeooo:paragraph-rsid="000eb3c7"/>
    </style:style>
    <style:style style:name="P2" style:family="paragraph" style:parent-style-name="Standard">
      <style:text-properties officeooo:rsid="000eb3c7" officeooo:paragraph-rsid="000fc23c"/>
    </style:style>
    <style:style style:name="P3" style:family="paragraph" style:parent-style-name="Standard">
      <style:text-properties officeooo:rsid="000fc23c" officeooo:paragraph-rsid="000fc23c"/>
    </style:style>
    <style:style style:name="P4" style:family="paragraph" style:parent-style-name="Standard">
      <style:text-properties officeooo:rsid="00127e80" officeooo:paragraph-rsid="000fc23c"/>
    </style:style>
    <style:style style:name="P5" style:family="paragraph" style:parent-style-name="Standard">
      <style:text-properties fo:color="#000099" officeooo:rsid="00127e80" officeooo:paragraph-rsid="00127e80"/>
    </style:style>
    <style:style style:name="P6" style:family="paragraph" style:parent-style-name="Standard">
      <style:paragraph-properties fo:margin-left="0.9846in" fo:margin-right="0in" fo:text-indent="0in" style:auto-text-indent="false"/>
      <style:text-properties officeooo:rsid="000eb3c7" officeooo:paragraph-rsid="000eb3c7"/>
    </style:style>
    <style:style style:name="P7" style:family="paragraph" style:parent-style-name="Standard">
      <style:paragraph-properties fo:margin-left="0.9846in" fo:margin-right="0in" fo:text-indent="0in" style:auto-text-indent="false"/>
      <style:text-properties officeooo:rsid="000eb3c7" officeooo:paragraph-rsid="00127e80"/>
    </style:style>
    <style:style style:name="P8" style:family="paragraph" style:parent-style-name="Standard">
      <style:paragraph-properties fo:margin-left="0in" fo:margin-right="0in" fo:text-indent="0in" style:auto-text-indent="false"/>
      <style:text-properties officeooo:rsid="000eb3c7" officeooo:paragraph-rsid="00127e80"/>
    </style:style>
    <style:style style:name="P9" style:family="paragraph" style:parent-style-name="Standard">
      <style:paragraph-properties fo:margin-left="0in" fo:margin-right="0in" fo:text-indent="0in" style:auto-text-indent="false"/>
      <style:text-properties officeooo:rsid="0010b2da" officeooo:paragraph-rsid="0010b2da"/>
    </style:style>
    <style:style style:name="P10" style:family="paragraph" style:parent-style-name="Standard">
      <style:paragraph-properties fo:margin-left="0in" fo:margin-right="0in" fo:text-indent="0in" style:auto-text-indent="false"/>
      <style:text-properties officeooo:rsid="00127e80" officeooo:paragraph-rsid="00127e80"/>
    </style:style>
    <style:style style:name="T1" style:family="text">
      <style:text-properties officeooo:rsid="000fc23c"/>
    </style:style>
    <style:style style:name="T2" style:family="text">
      <style:text-properties officeooo:rsid="0010b2da"/>
    </style:style>
    <style:style style:name="T3" style:family="text">
      <style:text-properties officeooo:rsid="00127e80"/>
    </style:style>
    <style:style style:name="T4" style:family="text">
      <style:text-properties officeooo:rsid="00128a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sseny de la B.D. d'un Laboratori Clínic</text:p>
      <text:p text:style-name="Standard"/>
      <text:p text:style-name="P1">Volem dissenyar una Base de Dades per guardar els resultats de les analítiques clíniques que es fan als pacients en un laboratori clínic d'un hospital o un centre de salut.</text:p>
      <text:p text:style-name="P1"/>
      <text:p text:style-name="P1">Quan una metgessa fa una petició d'una analítica per una pacient, fa una llista de la sèrie de proves de les que necessita el resultat ( per exemple, inclou a la llista la glucosa, el colesterol, el ferro, la ferritina, el GOT, el ALT, la Insulina, el Potasi, etc).</text:p>
      <text:p text:style-name="P1"/>
      <text:p text:style-name="P1">El resultat de les proves d'una <text:s/>analítica pot ser <text:s/>alfabètic (com <text:span text:style-name="T3">'</text:span>Positiu<text:span text:style-name="T3">'</text:span> <text:span text:style-name="T3">'</text:span>Negatiu<text:span text:style-name="T3">'</text:span>), <text:s/>numèric ,en aquest cas tindrà les corresponents unitats (mg, ml, U/mL, etc), i alfanumperic (com <text:span text:style-name="T3">'</text:span>&lt;10<text:span text:style-name="T3">'</text:span>, <text:span text:style-name="T3">'</text:span>&gt;50<text:span text:style-name="T3">'</text:span>), en aquest cas també tindrà les corresponents unitats.</text:p>
      <text:p text:style-name="P1"/>
      <text:p text:style-name="P1">Cada prova que fa el laboratori clínic té uns valors de referència. Aquests valors determinen si els resultat està entre els valors normals (el resultat no indica patologia), si supera els valors normals (el resultat indicarà patologia) o si supera amb <text:span text:style-name="T2">escreix</text:span> els valors normals indicant <text:span text:style-name="T2">que calen</text:span> mesures mèdiques urgents (els resultats s'anomenen de pànic). Així cada prova tindrà :</text:p>
      <text:p text:style-name="P6">- Valor mínim normal</text:p>
      <text:p text:style-name="P6">- Valor màxim normal</text:p>
      <text:p text:style-name="P6">- Valor mínim pànic</text:p>
      <text:p text:style-name="P6">- Valor mà<text:span text:style-name="T1">x</text:span>im pànic</text:p>
      <text:p text:style-name="P8"/>
      <text:p text:style-name="P9">Aquests valors de referència poden canviar quan el laboratori canvia la tècnica <text:span text:style-name="T3">utilitzada </text:span>per fer una determinada prova. Per exemple la Glucosa pot tenir uns resultats normals entre el 80 i el 100 i amb una nova tècnica els resultats normals poden passar a ser entre 120 i 140. Això implica que cal guardar els valors de referència antics quan la tècnica canvia per poder determinar si un resultat antic era normal o patològic.</text:p>
      <text:p text:style-name="P1"/>
      <text:p text:style-name="P10">A més a més algunes proves podran ser generadores de protocol especial. Això vol dir que si el laboratori recull un resultat patològic d'una d'aquestes proves n'ha d'informar a les autoritats sanitàries amb urgència (per exemple un positiu d'Èbola o de Meningitis). </text:p>
      <text:p text:style-name="P7"/>
      <text:p text:style-name="P3">En el laboratori clínic s'extreu la mostra a la pacient i se n'introdueix una part a cada aparell analitzador. A mesura que els aparells van calculant i donant els resultats aquests s'han d'anar guardant a la Base de Dades. Per cada resultat que <text:span text:style-name="T2">sobre</text:span>passi els valors de referència de pànic s'ha de crear una alarma per tal que <text:span text:style-name="T2">les</text:span> metges puguin actuar abans de que es finalitzin la resta de proves-resultats de l'analítica de la pacient. <text:span text:style-name="T3">Per cada resultat patològic d'una prova generadora de protocol especial cal crear una alarma especial per informar a les autoritats sanitàries.</text:span></text:p>
      <text:p text:style-name="P3"/>
      <text:p text:style-name="P3">Quan tot<text:span text:style-name="T2">s els resultats de totes </text:span>les proves de l'analítica o petició ja estan informats el laboratori genera un informe de resultats, marcant-<text:span text:style-name="T2">hi</text:span> els resultats patològics i els resultats pànic. L'informe es deixa preparat per tal que <text:span text:style-name="T3">la doctora o</text:span> la pacient que l'ha sol·licitat el pugui<text:span text:style-name="T3">n</text:span> consultar.</text:p>
      <text:p text:style-name="P3"/>
      <text:p text:style-name="P3">El laboratori ha de permetre consultar l'històric dels resultats de les analítiques. Això vol dir que una doctora o un<text:span text:style-name="T2">a</text:span> tècnic<text:span text:style-name="T2">a del laboratori</text:span> ha de poder veure els resultats anteriors d'un pacient per cada prova que se li hagi fet alguna vegada a la vida. Així, per exemple, s'ha de poder consultar el resultat que una pacient ha tingut pel Colesterol des de l'última vegada que se li ha fet fins a X resultats anteriors o fins el primer cop a la vida que se li va fer la prova.</text:p>
      <text:p text:style-name="P4"/>
      <text:p text:style-name="P5">Dissenyar la B.D. amb els diagrames E/R i implementar-la <text:span text:style-name="T4">a un SGBD.</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23:06:02.458000000</meta:creation-date>
    <dc:date>2018-11-13T11:34:17.492675420</dc:date>
    <meta:editing-duration>PT42M50S</meta:editing-duration>
    <meta:editing-cycles>3</meta:editing-cycles>
    <meta:generator>LibreOffice/5.4.7.2$Linux_X86_64 LibreOffice_project/40$Build-2</meta:generator>
    <meta:document-statistic meta:table-count="0" meta:image-count="0" meta:object-count="0" meta:page-count="1" meta:paragraph-count="15" meta:word-count="564" meta:character-count="3316" meta:non-whitespace-character-count="2763"/>
  </office:meta>
</office:document-meta>
</file>